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r5" style:family="presentation" style:parent-style-name="Padrão-subtitle">
      <style:graphic-properties draw:fill-color="#ffffff" fo:min-height="19.363cm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Coração Valente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Circunstâncias dizem que não dá</text:span></text:p>
            <text:p><text:span text:style-name="T3">Falam que você está tão</text:span></text:p>
            <text:p><text:span text:style-name="T3">perto de parar</text:span></text:p>
            <text:p><text:span text:style-name="T3">Coração valente é assim que</text:span></text:p>
            <text:p><text:span text:style-name="T3">quero hoje te cha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É normal na guerra se ferir</text:span></text:p>
            <text:p><text:span text:style-name="T3">E pra não morrer às vezes</text:span></text:p>
            <text:p><text:span text:style-name="T3">pensa em fugir</text:span></text:p>
            <text:p><text:span text:style-name="T3">Cego pelo m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Não vê que o gigante é bem menor</text:span></text:p>
            <text:p><text:span text:style-name="T3">que a mão de Deus</text:span></text:p>
            <text:p><text:span text:style-name="T3">Não quero contar na história</text:span></text:p>
            <text:p><text:span text:style-name="T3">que você morreu</text:span></text:p>
            <text:p><text:span text:style-name="T3">Se por um tempo você</text:span></text:p>
            <text:p><text:span text:style-name="T3">só adormec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Coração, por três dias Jesus</text:span></text:p>
            <text:p><text:span text:style-name="T3">parou de respirar</text:span></text:p>
            <text:p><text:span text:style-name="T3">Pra fazer você ressusci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do bem, de carne você é</text:span></text:p>
            <text:p><text:span text:style-name="T3">Mas sua estrutura é a fé</text:span></text:p>
            <text:p><text:span text:style-name="T3">Coração valente, você</text:span></text:p>
            <text:p><text:span text:style-name="T3">não pode pa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É normal na guerra se ferir</text:span></text:p>
            <text:p><text:span text:style-name="T3">E pra não morrer às vezes</text:span></text:p>
            <text:p><text:span text:style-name="T3">pensa em fugir</text:span></text:p>
            <text:p><text:span text:style-name="T3">Cego pelo m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><text:span text:style-name="T3">Não vê que o gigante é bem menor</text:span></text:p>
            <text:p><text:span text:style-name="T3">que a mão de Deus</text:span></text:p>
            <text:p><text:span text:style-name="T3">Não quero contar na história</text:span></text:p>
            <text:p><text:span text:style-name="T3">que você morreu</text:span></text:p>
            <text:p><text:span text:style-name="T3">Se por um tempo você</text:span></text:p>
            <text:p><text:span text:style-name="T3">só adormec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Coração, por três dias Jesus</text:span></text:p>
            <text:p><text:span text:style-name="T3">parou de respirar</text:span></text:p>
            <text:p><text:span text:style-name="T3">Pra fazer você ressusci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do bem, de carne você é</text:span></text:p>
            <text:p><text:span text:style-name="T3">Mas sua estrutura é a fé</text:span></text:p>
            <text:p><text:span text:style-name="T3">Coração valente, você</text:span></text:p>
            <text:p><text:span text:style-name="T3">não pode pa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Coração, por três dias Jesus</text:span></text:p>
            <text:p><text:span text:style-name="T3">parou de respirar</text:span></text:p>
            <text:p><text:span text:style-name="T3">Pra fazer você ressusci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do bem, de carne você é</text:span></text:p>
            <text:p><text:span text:style-name="T3">Mas sua estrutura é a fé</text:span></text:p>
            <text:p><text:span text:style-name="T3">Coração valente, você</text:span></text:p>
            <text:p><text:span text:style-name="T3">não pode pa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3" draw:layer="layout" svg:width="25.199cm" svg:height="19.363cm" svg:x="1.4cm" svg:y="0.837cm" presentation:class="subtitle" presentation:user-transformed="true">
          <draw:text-box>
            <text:p><text:span text:style-name="T3">Coração, por três dias Jesus</text:span></text:p>
            <text:p><text:span text:style-name="T3">parou de respirar</text:span></text:p>
            <text:p><text:span text:style-name="T3">Pra fazer você ressusci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Tudo bem, de carne você é</text:span></text:p>
            <text:p><text:span text:style-name="T3">Mas sua estrutura é a fé</text:span></text:p>
            <text:p><text:span text:style-name="T3">Coração valente, você</text:span></text:p>
            <text:p><text:span text:style-name="T3">não pode par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1:06:41.295159068</meta:creation-date>
    <dc:date>2015-11-28T11:16:21.492151777</dc:date>
    <meta:editing-duration>PT9M35S</meta:editing-duration>
    <meta:editing-cycles>8</meta:editing-cycles>
    <meta:generator>LibreOffice/5.2.5.1$Linux_X86_64 LibreOffice_project/20m0$Build-1</meta:generator>
    <meta:document-statistic meta:object-count="63"/>
  </office:meta>
</office:document-meta>
</file>